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070e1b2"/>
    </style:style>
    <style:style style:name="P2" style:family="paragraph" style:parent-style-name="Default">
      <style:paragraph-properties fo:text-align="center" style:justify-single-word="false" style:writing-mode="lr-tb"/>
      <style:text-properties fo:color="#000000" style:font-name="Arial" fo:font-size="26pt" fo:font-style="normal" fo:font-weight="normal" style:font-size-asian="26pt" style:font-style-asian="normal" style:font-weight-asian="normal"/>
    </style:style>
    <style:style style:name="P3" style:family="paragraph" style:parent-style-name="Instruction_20_Para">
      <style:text-properties officeooo:paragraph-rsid="0024be93"/>
    </style:style>
    <style:style style:name="P4" style:family="paragraph" style:parent-style-name="Instruction_20_Para">
      <style:text-properties officeooo:rsid="003a89c4" officeooo:paragraph-rsid="00497620"/>
    </style:style>
    <style:style style:name="P5" style:family="paragraph" style:parent-style-name="Instruction_20_Para">
      <style:text-properties officeooo:rsid="003a89c4" officeooo:paragraph-rsid="005cdbff"/>
    </style:style>
    <style:style style:name="P6" style:family="paragraph" style:parent-style-name="Instruction_20_Para">
      <style:text-properties officeooo:rsid="003a89c4" officeooo:paragraph-rsid="003a89c4"/>
    </style:style>
    <style:style style:name="P7" style:family="paragraph" style:parent-style-name="Instruction_20_Para">
      <style:text-properties officeooo:paragraph-rsid="005ef035"/>
    </style:style>
    <style:style style:name="P8" style:family="paragraph" style:parent-style-name="Instruction_20_Para">
      <style:text-properties officeooo:rsid="00665f6e" officeooo:paragraph-rsid="00665f6e"/>
    </style:style>
    <style:style style:name="P9" style:family="paragraph" style:parent-style-name="SubTitle1">
      <style:text-properties officeooo:rsid="00802061" officeooo:paragraph-rsid="00802061"/>
    </style:style>
    <style:style style:name="P10" style:family="paragraph" style:parent-style-name="SubTitle1">
      <style:text-properties officeooo:rsid="00804a6f" officeooo:paragraph-rsid="00804a6f"/>
    </style:style>
    <style:style style:name="P11" style:family="paragraph" style:parent-style-name="SubTitle1">
      <style:text-properties officeooo:rsid="00658756"/>
    </style:style>
    <style:style style:name="P12" style:family="paragraph" style:parent-style-name="Instruction_20_Para">
      <style:text-properties fo:color="#000000" style:font-name="Arial" fo:font-size="11pt" fo:font-style="normal" fo:font-weight="normal" officeooo:rsid="0023005b" style:font-size-asian="11pt" style:font-style-asian="normal" style:font-weight-asian="normal"/>
    </style:style>
    <style:style style:name="P13" style:family="paragraph" style:parent-style-name="Instruction_20_Para">
      <style:text-properties fo:color="#000000" style:font-name="Arial" fo:font-size="11pt" fo:font-style="normal" fo:font-weight="normal" officeooo:rsid="0089b0d8" officeooo:paragraph-rsid="0089b0d8" style:font-size-asian="11pt" style:font-style-asian="normal" style:font-weight-asian="normal"/>
    </style:style>
    <style:style style:name="P14" style:family="paragraph" style:parent-style-name="Instruction_20_Para">
      <style:text-properties officeooo:rsid="00804a6f" officeooo:paragraph-rsid="00804a6f"/>
    </style:style>
    <style:style style:name="P15" style:family="paragraph" style:parent-style-name="Instruction_20_Para">
      <style:text-properties officeooo:rsid="0081bf70" officeooo:paragraph-rsid="0081bf70"/>
    </style:style>
    <style:style style:name="P16" style:family="paragraph" style:parent-style-name="Instruction_20_Para">
      <style:text-properties officeooo:rsid="0081bf70" officeooo:paragraph-rsid="0085e506"/>
    </style:style>
    <style:style style:name="P17" style:family="paragraph" style:parent-style-name="Instruction_20_Para">
      <style:text-properties officeooo:rsid="0085e506" officeooo:paragraph-rsid="0085e506"/>
    </style:style>
    <style:style style:name="P18" style:family="paragraph" style:parent-style-name="Instruction_20_Para">
      <style:text-properties officeooo:rsid="0087d5d1" officeooo:paragraph-rsid="0087d5d1"/>
    </style:style>
    <style:style style:name="P19" style:family="paragraph" style:parent-style-name="Instruction_20_Para">
      <style:text-properties officeooo:rsid="0089b0d8" officeooo:paragraph-rsid="0089b0d8"/>
    </style:style>
    <style:style style:name="P20" style:family="paragraph" style:parent-style-name="Title">
      <style:paragraph-properties fo:break-before="page"/>
    </style:style>
    <style:style style:name="T1" style:family="text">
      <style:text-properties style:font-name="Arial2" fo:font-size="6pt" officeooo:rsid="0070e1b2" style:font-size-asian="6pt" style:font-size-complex="6pt"/>
    </style:style>
    <style:style style:name="T2" style:family="text">
      <style:text-properties style:font-name="Arial2" fo:font-size="6pt" officeooo:rsid="007eaa19" style:font-size-asian="6pt" style:font-size-complex="6pt"/>
    </style:style>
    <style:style style:name="T3" style:family="text">
      <style:text-properties style:font-name="Arial2" fo:font-size="6pt" officeooo:rsid="000c6a82" style:font-size-asian="6pt" style:font-size-complex="6pt"/>
    </style:style>
    <style:style style:name="T4" style:family="text">
      <style:text-properties fo:color="#000000" style:font-name="Arial" fo:font-size="11pt" fo:font-style="normal" fo:font-weight="normal" style:font-size-asian="11pt" style:font-style-asian="normal" style:font-weight-asian="normal"/>
    </style:style>
    <style:style style:name="T5" style:family="text">
      <style:text-properties fo:color="#000000" style:font-name="Arial" fo:font-size="11pt" fo:font-style="normal" fo:font-weight="normal" officeooo:rsid="005ef035" style:font-size-asian="11pt" style:font-style-asian="normal" style:font-weight-asian="normal"/>
    </style:style>
    <style:style style:name="T6" style:family="text">
      <style:text-properties fo:color="#000000" style:font-name="Arial" fo:font-size="11pt" fo:font-style="normal" fo:font-weight="normal" officeooo:rsid="00802061" style:font-size-asian="11pt" style:font-style-asian="normal" style:font-weight-asian="normal"/>
    </style:style>
    <style:style style:name="T7" style:family="text">
      <style:text-properties officeooo:rsid="003c7ccd"/>
    </style:style>
    <style:style style:name="T8" style:family="text">
      <style:text-properties officeooo:rsid="00497620"/>
    </style:style>
    <style:style style:name="T9" style:family="text">
      <style:text-properties officeooo:rsid="005cdbff"/>
    </style:style>
    <style:style style:name="T10" style:family="text">
      <style:text-properties officeooo:rsid="0069b89f"/>
    </style:style>
    <style:style style:name="T11" style:family="text">
      <style:text-properties fo:font-size="22pt" fo:font-style="italic" style:font-size-asian="22pt" style:font-style-asian="italic" style:font-size-complex="22pt" style:font-style-complex="italic"/>
    </style:style>
    <style:style style:name="T12" style:family="text">
      <style:text-properties officeooo:rsid="006aa18a"/>
    </style:style>
    <style:style style:name="T13" style:family="text">
      <style:text-properties officeooo:rsid="0070a5d9"/>
    </style:style>
    <style:style style:name="T14" style:family="text">
      <style:text-properties officeooo:rsid="0070e1b2"/>
    </style:style>
    <style:style style:name="T15" style:family="text">
      <style:text-properties officeooo:rsid="00790b99"/>
    </style:style>
    <style:style style:name="T16" style:family="text">
      <style:text-properties officeooo:rsid="00802061"/>
    </style:style>
    <style:style style:name="T17" style:family="text">
      <style:text-properties officeooo:rsid="0081bf70"/>
    </style:style>
    <style:style style:name="T18" style:family="text">
      <style:text-properties officeooo:rsid="0082fdb2"/>
    </style:style>
    <style:style style:name="T19" style:family="text">
      <style:text-properties officeooo:rsid="0084a5fb"/>
    </style:style>
    <style:style style:name="T20" style:family="text">
      <style:text-properties officeooo:rsid="0085e506"/>
    </style:style>
    <style:style style:name="T21" style:family="text">
      <style:text-properties officeooo:rsid="008678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Longlevens Library Code Club</text:span> </text:p>
      <text:p text:style-name="Title"><text:span text:style-name="T16">Python</text:span> – <text:span text:style-name="T16">STS-Pi Rover Controller</text:span></text:p>
      <text:p text:style-name="SubTitle1">Description</text:p>
      <text:p text:style-name="P7"><text:span text:style-name="T4">This </text:span><text:span text:style-name="T6">project enables you to create a controller for one of the club’s STS-Pi Rovers</text:span><text:span text:style-name="T5">. </text:span><text:span text:style-name="T6">A program has been written for the rover for you to interact with so that you control the rover. The following commands are available:</text:span></text:p>
      <text:p text:style-name="P12">"Move" <text:s/><text:span text:style-name="T16">The rover responds with</text:span>: “Left wheel speed?”, “<text:span text:style-name="T16">R</text:span>ight wheel speed?” and “<text:span text:style-name="T16">D</text:span>uration?”.</text:p>
      <text:p text:style-name="P12">"Stop" <text:s/>This immediately halts the motion of the rover.</text:p>
      <text:p text:style-name="P12">"Photo" This takes a photo at the time of issuing the command.</text:p>
      <text:p text:style-name="P12">"Video" This leads to <text:span text:style-name="T16">a </text:span>“<text:span text:style-name="T16">D</text:span>uration?” <text:span text:style-name="T16">response</text:span> after which video will be taken <text:span text:style-name="T16">for the amount of time stated.</text:span></text:p>
      <text:p text:style-name="P12">Photos and videos are saved to the Rover folder on the rover's desktop for viewing later <text:span text:style-name="T16">with a screen connected to the rover</text:span>. <text:span text:style-name="T16">An Advanced exercise will be created that enables you to view the camera from the remote computer you are using to control the rover.</text:span></text:p>
      <text:p text:style-name="P13">The rover has eight numbered buttons and four LED lights on the top. The lights are used to indicate the following:</text:p>
      <text:p text:style-name="P13"><text:tab/>Blue: Flashing, awaiting connection to a controller, fully on, connected.</text:p>
      <text:p text:style-name="P13"><text:tab/>Yellow: On indicates an exchange of data is taking place with the controller.</text:p>
      <text:p text:style-name="P13"><text:tab/>Red: Flashing indicates controlled movement is taking place.</text:p>
      <text:p text:style-name="P13"><text:tab/>Green: The camera is currently in use.</text:p>
      <text:p text:style-name="P13">Several of the buttons are programmed to carry out the following functions:</text:p>
      <text:p text:style-name="P13"><text:tab/>1. Disconnect from the current connected controller.</text:p>
      <text:p text:style-name="P13"><text:tab/>3. Emergency stop.</text:p>
      <text:p text:style-name="P13"><text:tab/>7. Reboot</text:p>
      <text:p text:style-name="P13"><text:tab/>8. Shutdown</text:p>
      <text:p text:style-name="P13">You must press button 8 and wait for the orange light by the red power light facing forwards underneath to stop for several seconds before unplugging the power.</text:p>
      <text:p text:style-name="SubTitle1"><text:span text:style-name="T16">Load and Save the Starter Code</text:span> </text:p>
      <text:p text:style-name="Instruction_20_Para"><text:span text:style-name="T4">Open </text:span><text:span text:style-name="T6">a Python editor of your choice </text:span><text:span text:style-name="T4">and load </text:span><text:span text:style-name="T6">in the “STS-PI-Rover-Client.py</text:span><text:span text:style-name="T4">” file. Then save the project </text:span><text:span text:style-name="T5">under </text:span><text:span text:style-name="T4">a new </text:span><text:span text:style-name="T5">name </text:span><text:span text:style-name="T4">in your own “Coders” folder.</text:span></text:p>
      <text:p text:style-name="P10"><text:soft-page-break/>Windows in Python</text:p>
      <text:p text:style-name="P14">We are going to create a controller using a graphic user interface using a Python package called “GUI Zero” which enables windows to be created onto which we can add buttons, slider controls and other common windows elements <text:span text:style-name="T19">know as “Widgets”</text:span>. Once you have the functions required, you can design the your own look and appearance of the controller.</text:p>
      <text:p text:style-name="P14">In the starter code you will see a function definition called “setup_gui”. To create a window you need to declare an “App”.</text:p>
      <text:p text:style-name="P14"><text:tab/>global app</text:p>
      <text:p text:style-name="P14"><text:tab/>app = App("STS Pi Controller", layout="grid")</text:p>
      <text:p text:style-name="P15"><text:span text:style-name="T18">At the bottom of the code,</text:span> make a call to the function with the command (no indentation):</text:p>
      <text:p text:style-name="P15"><text:tab/>setup_gui()</text:p>
      <text:p text:style-name="P14">Run the code and you should see a blank window appear <text:span text:style-name="T17">o</text:span>n the screen. <text:span text:style-name="T18">Press the cross in the top right hand corner to close the window. </text:span>A message will <text:span text:style-name="T18">have </text:span>appear<text:span text:style-name="T18">ed</text:span> on the console stating “Connection made = False”. <text:span text:style-name="T17">At the bottom of the starter code there is some code which starts up a receiver for the messages from the rover, but as there is no connections, there is nothing for the controller to receive. Do not worry about that at this stage. First we need to add in a button to make a connection to a rover. In the setup_gui definition, add the following lines:</text:span></text:p>
      <text:p text:style-name="P16"><text:tab/>rover1Button = PushButton(app, <text:span text:style-name="T20">command=</text:span>connect, <text:span text:style-name="T19">args=[1], </text:span>text="Connect <text:span text:style-name="T18">to STS-Pi 1</text:span>", grid=[1,0])</text:p>
      <text:p text:style-name="P16"><text:tab/>rover2Button = PushButton(app, <text:span text:style-name="T20">command=</text:span>connect, <text:span text:style-name="T19">args=[2], </text:span>text="Connect <text:span text:style-name="T18">to STS-Pi 2</text:span>", grid=[2,0])</text:p>
      <text:p text:style-name="P17">Save and run your code. You should now see two buttons at the top of the window. <text:span text:style-name="T21">Before we continue we need to add in a “Disconnection” button. Add the following under the declaration of the two previous buttons:</text:span></text:p>
      <text:p text:style-name="P17"><text:s text:c="4"/>disconnectButton = PushButton(app, command=disconnect, text="Disconnect", grid=[3, 0])</text:p>
      <text:p text:style-name="P9">Connecting</text:p>
      <text:p text:style-name="P3"><text:span text:style-name="T16">The controller will communicate with the rover via Bluetooth. When the rover starts up, it will automatically run the code needed to talk to your controller code. A blue light on the rover will flash when it is ready to accept a connection. The connect and disconnect functions have already been declared for you. Run your code and click the connection button for the rover you are using. The console should report that you have connected and state it is listening for a response from the rover. Click on the “Disconnect” button and the console should show a series of lines that show the disconnection taking place. Ignore any error messages that look like “Unable to close socket”. Click the connection button again and check a second connection has been made, then disconnect again. Close the window with the “X” in the top right corner.</text:span></text:p>
      <text:p text:style-name="SubTitle1">Moving the Rover</text:p>
      <text:p text:style-name="P18">Now we have connectivity to the rover, we need to be able to control it. The rovers have two powered wheels at the read and at the front, an unpowered ball bearing. Each rear wheel has an independently controlled motor so that the rover can not only move forward and backwards, it can turn left or right by giving each wheel two different speeds.</text:p>
      <text:p text:style-name="P18"><text:soft-page-break/>In the setup_gui function, add “Slider” widgets to set the speed of each wheel. Here’s the code for the left wheel:</text:p>
      <text:p text:style-name="P18"><text:tab/>leftSliderText = Text(app, "Left Wheel Speed %", grid=[1, 2])</text:p>
      <text:p text:style-name="P18"><text:tab/>leftSlider = Slider(app, command=changeLeftSpeed, start=-100, end= 100, grid=[2, 2])</text:p>
      <text:p text:style-name="P18">Repeat the above for the right hand wheel. Note the “grid” values set the position of each widget in the window. You will need to increment the row or column number so that the right hand wheel does not overlay on top of the left wheel widgets. (The first value is the column and the second is the row.)</text:p>
      <text:p text:style-name="P19">We need to retrieve the value of the sliders whenever they move. The “command” is called every time the value is changed using the mouse. This is the name of a function for which an empty functions exists in the code. Scroll down in the code until you see “def changeLeftSpeed(slider_value):”. Insert the following under the comments for the changeLeftSpeed function.</text:p>
      <text:p text:style-name="P18"><text:tab/>global speedLeft</text:p>
      <text:p text:style-name="P18"><text:tab/>speedLeft = int(slider_value)</text:p>
      <text:p text:style-name="P18"><text:tab/>print("New left wheel speed=", speedLeft)</text:p>
      <text:p text:style-name="P19">Repeat this code for the changeRightSpeed function but modifying it for the right wheel.</text:p>
      <text:p text:style-name="P19">Run you code and adjust the sliders. You should be able to change the speed of each wheel from ‑100 to 100. Each is a percentage of maximum speed the rover can apply to each wheel.</text:p>
      <text:p text:style-name="P19">Even if you press connect and establish a connection with a rover, simply adjusting the sliders will have no affect. We need to be able to tell the rover we want it to move and for how long. To adjust the duration, add another “Slider” widget.</text:p>
      <text:p text:style-name="P19"><text:tab/>durationText = Text(app, "Duration secs", grid=[1, 4])</text:p>
      <text:p text:style-name="P19"><text:tab/>durationSlider = Slider(app, command=changeDuration, start=1, end= 5, grid=[2, 4])</text:p>
      <text:p text:style-name="P19">Create a new function so that a variable called “duration” is changed each time the slider is adjusted.</text:p>
      <text:p text:style-name="P19">Create the following two buttons to start and stop the rover:</text:p>
      <text:p text:style-name="P19"><text:tab/>moveButton = PushButton(app, move, text="Move", grid=[1, 5])</text:p>
      <text:p text:style-name="P19"><text:tab/>stopButton = PushButton(app, stop, text="Stop", grid=[2, 5])</text:p>
      <text:p text:style-name="P19">Before moving the rover, we need to be able to stop it in case it goes the wrong way. Scroll down to the placeholder function definition “stop”. Add the following to the function:</text:p>
      <text:p text:style-name="P19"><text:tab/>sendCommand("Stop")</text:p>
      <text:p text:style-name="P19">The “sendCommand” function uses the Bluetooth connection to send the request to the connected rover. </text:p>
      <text:p text:style-name="P19">Now we can try and get the rover moving. Find the placeholder function definition “move”. Add the following two lines of code:</text:p>
      <text:p text:style-name="P19"><text:tab/>print("Move for ",</text:p>
      <text:p text:style-name="P19"><text:soft-page-break/><text:tab/><text:tab/>duration,</text:p>
      <text:p text:style-name="P19"><text:tab/><text:tab/>"seconds at speed of {}% left and {}% right".format(leftSpeed, rightSpeed))</text:p>
      <text:p text:style-name="P19"><text:tab/>sendCommand("Move")</text:p>
      <text:p text:style-name="P19">That doesn’t tell the rover what the left and right speeds are. The rover enquires once it has received the move command. Find the “receiveResponse” function and find the “if” statements for “Wheel Speed Left?” and “Wheel Speed Right?”. Add if the following line of code for the left wheel</text:p>
      <text:p text:style-name="P19"><text:tab/>sendInteger(speedLeft)</text:p>
      <text:p text:style-name="P19">Add in the same statement but for the right hand wheel. Underneath is the “elif” statement for “Duration?”. Again add in the appropriate call for “sendInteger”.</text:p>
      <text:p text:style-name="P19">If everything is correct, we should be able to move the rover. Restart your code and connect to the rover you are using. Once the message “Listening for response from the rover” appears, leave the sliders at zero for the wheel speeds and one for the duration and click move. The console should show the exchange of commands, values and status messages. While the values are being exchanged the orange light on the rover will be lit, while it is carrying out the move the red light will flash. If all that happened and the last message on the console is “Listening for response from the rover”, adjust the sliders and see if you can get the rover to move. Increase the duration slider to 5, start the rover moving and as soon as it starts click the stop button. Make sure the rover stops immediately.</text:p>
      <text:p text:style-name="P19">Why do you think it would be a bad idea to set a long duration for the move command?</text:p>
      <text:p text:style-name="P19">What happens if you request another move while the rover is already moving?</text:p>
      <text:p text:style-name="SubTitle1">Adding Controls to the Controller</text:p>
      <text:p text:style-name="P19">When a connection is made, the button that was pressed to make that connection can be pressed again which confuses the rover. Pushbutton widgets can be disabled to stop multiple presses causing problems. You may notice that while the connection is being established all the buttons and sliders cannot be pressed. We need to disable the connection buttons once the connection is made and before the buttons become usable again. In the “connect” function definition, find the line of the code that states “connected = True” and put the following lines of code under it:</text:p>
      <text:p text:style-name="P19"><text:tab/>rover1Button.disable()</text:p>
      <text:p text:style-name="P19"><text:tab/>rover2Button.disable()</text:p>
      <text:p text:style-name="P19">Repeat this two lines in the “disconnect” function but to enable them after sending the “Bye” command.</text:p>
      <text:p text:style-name="P19">Python requires widgets created in the “setup_gui” function to be declared as “global variables” so they can be changed in other functions. In the “setup_gui” function, change the line “global app” to:</text:p>
      <text:p text:style-name="P19"><text:tab/>global app, rover1Button, rover2Button</text:p>
      <text:p text:style-name="P19">Now restart your code and see if you can get the buttons to grey out when the rover is connected and become usable again after disconnecting.</text:p>
      <text:p text:style-name="P19">Can you disable and enable the “Move” button so that it can’t make a request while the rover is moving?</text:p>
      <text:p text:style-name="P20"><text:span text:style-name="T12">Additional </text:span>Challenges</text:p>
      <text:p text:style-name="SubTitle1"><text:span text:style-name="T12">A. Redesign the Controls</text:span></text:p>
      <text:p text:style-name="P19">The sliders and move button are simple but awkward to use. Can you come up with new widgets that make the rover direction more controllable? (Eg go left, go right, forward, backwards, spin right , spin left by making the two wheel speeds linked rather than separate.)</text:p>
      <text:p text:style-name="P19">When a button is pressed on the rover this is communicated back to the controller. Can you add widgets to show what is happenin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paragraph-properties fo:text-align="start" style:justify-single-word="false"/>
    </style:style>
    <style:style style:name="Object_20_with_20_no_20_fill_20_and_20_no_20_line" style:display-name="Object with no fill and no line" style:family="paragraph" style:parent-style-name="Default" style:default-outline-level="">
      <style:paragraph-properties fo:text-align="start" style:justify-single-word="false"/>
    </style:style>
    <style:style style:name="Dimension_20_Line" style:display-name="Dimension Line" style:family="paragraph" style:parent-style-name="Default" style:default-outline-level="">
      <style:paragraph-properties fo:text-align="start" style:justify-single-word="false"/>
      <style:text-properties fo:font-size="12pt" style:font-size-asian="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Tahoma" style:font-family-asian="Tahoma"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ubTitle1" style:family="paragraph" style:parent-style-name="Default" style:next-style-name="Instruction_20_Para" style:master-page-name="">
      <style:paragraph-properties fo:margin-left="0cm" fo:margin-right="0cm" fo:margin-top="0.4cm" fo:margin-bottom="0.199cm" loext:contextual-spacing="false" fo:text-indent="0cm" style:auto-text-indent="false" style:page-number="auto" fo:keep-with-next="always" style:writing-mode="lr-tb"/>
      <style:text-properties style:font-name="Arial1" fo:font-family="Arial" style:font-style-name="Regular" style:font-family-generic="swiss" style:font-pitch="variable" fo:font-size="14pt" fo:font-weight="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struction_20_Para" style:display-name="Instruction Para" style:family="paragraph" style:parent-style-name="Default">
      <style:paragraph-properties fo:margin-top="0.199cm" fo:margin-bottom="0.199cm" loext:contextual-spacing="false" style:writing-mode="lr-tb"/>
      <style:text-properties style:font-name="Arial1" fo:font-family="Arial" style:font-style-name="Regular" style:font-family-generic="swiss" style:font-pitch="variable" fo:font-size="11pt" officeooo:rsid="0023ca6d"/>
    </style:style>
    <style:style style:name="SubTitle2" style:family="paragraph" style:parent-style-name="SubTitle1" style:next-style-name="Instruction_20_Para" style:master-page-name="">
      <style:paragraph-properties style:page-number="auto"/>
      <style:text-properties fo:font-size="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70e1b2"/>
    </style:style>
    <style:style style:name="MT1" style:family="text">
      <style:text-properties style:font-name="Arial2" fo:font-size="6pt" officeooo:rsid="0070e1b2" style:font-size-asian="6pt" style:font-size-complex="6pt"/>
    </style:style>
    <style:style style:name="MT2" style:family="text">
      <style:text-properties style:font-name="Arial2" fo:font-size="6pt" officeooo:rsid="007eaa19" style:font-size-asian="6pt" style:font-size-complex="6pt"/>
    </style:style>
    <style:style style:name="MT3" style:family="text">
      <style:text-properties style:font-name="Arial2" fo:font-size="6pt" officeooo:rsid="000c6a82"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text:title>STS Pi Rover Controller Python Intermediate</text:title></text:span><text:tab/><text:page-number text:select-page="current">1</text:page-number><text:tab/><text:span text:style-name="MT2">1</text:span><text:span text:style-name="MT3"><text:modification-date style:data-style-name="N36">10/01/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8T17:54:25.167000000</meta:creation-date>
    <dc:date>2020-01-10T18:24:55.912048931</dc:date>
    <meta:editing-duration>PT10H50M3S</meta:editing-duration>
    <meta:editing-cycles>41</meta:editing-cycles>
    <meta:generator>LibreOffice/6.1.5.2$Linux_ARM_EABI LibreOffice_project/10$Build-2</meta:generator>
    <dc:title>STS Pi Rover Controller Python Intermediate</dc:title>
    <meta:document-statistic meta:table-count="0" meta:image-count="0" meta:object-count="0" meta:page-count="5" meta:paragraph-count="83" meta:word-count="1734" meta:character-count="10290" meta:non-whitespace-character-count="8595"/>
  </office:meta>
</office:document-meta>
</file>